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spy Baked Chicken Thighs</text:p>
      <text:p text:style-name="Standard"/>
      <text:p text:style-name="Standard">chicken thighs</text:p>
      <text:p text:style-name="Standard">panko crumbs</text:p>
      <text:p text:style-name="Standard">flour</text:p>
      <text:p text:style-name="Standard">salt</text:p>
      <text:p text:style-name="Standard">olive oil</text:p>
      <text:p text:style-name="Standard">cayenne pepper</text:p>
      <text:p text:style-name="Standard"/>
      <text:p text:style-name="Standard">&gt; Bake in oven at 375 F for 50 min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1-05-01T21:13:23.85</dc:date>
    <meta:editing-duration>PT29M26S</meta:editing-duration>
    <meta:editing-cycles>17</meta:editing-cycles>
    <meta:generator>OpenOffice/4.1.9$Win32 OpenOffice.org_project/419m1$Build-9805</meta:generator>
    <meta:document-statistic meta:table-count="0" meta:image-count="0" meta:object-count="0" meta:page-count="1" meta:paragraph-count="8" meta:word-count="24" meta:character-count="123"/>
  </office:meta>
</office:document-meta>
</file>